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2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693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1.070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>
            <text:p>Tempo</text:p>
          </table:table-cell>
          <table:table-cell office:value-type="string">
            <text:p>Usuários</text:p>
          </table:table-cell>
          <table:table-cell office:value-type="string">
            <text:p>Memória</text:p>
          </table:table-cell>
          <table:table-cell office:value-type="string">
            <text:p>CPU</text:p>
          </table:table-cell>
          <table:table-cell table:number-columns-repeated="2"/>
          <table:table-cell office:value-type="string">
            <text:p>Soma de mensagens</text:p>
          </table:table-cell>
          <table:table-cell office:value-type="string">
            <text:p>Tempo</text:p>
          </table:table-cell>
          <table:table-cell/>
          <table:table-cell office:value-type="string">
            <text:p>Tempo</text:p>
          </table:table-cell>
          <table:table-cell office:value-type="string">
            <text:p>Usuários</text:p>
          </table:table-cell>
          <table:table-cell office:value-type="string">
            <text:p>Mensages no intervalo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time" office:time-value="PT21H39M19S">
            <text:p>09:39:19 PM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time" office:time-value="PT21H39M20S">
            <text:p>09:39:20 P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time" office:time-value="PT21H39M21S">
            <text:p>09:39:21 P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3.6">
            <text:p>3.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time" office:time-value="PT21H39M22S">
            <text:p>09:39:22 PM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time" office:time-value="PT21H39M23S">
            <text:p>09:39:23 PM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time" office:time-value="PT21H39M24S">
            <text:p>09:39:24 PM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time" office:time-value="PT21H39M25S">
            <text:p>09:39:25 PM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2.1">
            <text:p>2.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time" office:time-value="PT21H39M26S">
            <text:p>09:39:26 PM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.2">
            <text:p>6.2</text:p>
          </table:table-cell>
          <table:table-cell office:value-type="float" office:value="1.9">
            <text:p>1.9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time" office:time-value="PT21H39M27S">
            <text:p>09:39:27 P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.2">
            <text:p>6.2</text:p>
          </table:table-cell>
          <table:table-cell office:value-type="float" office:value="1.7">
            <text:p>1.7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time" office:time-value="PT21H39M28S">
            <text:p>09:39:28 PM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time" office:time-value="PT21H39M29S">
            <text:p>09:39:29 PM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time" office:time-value="PT21H39M30S">
            <text:p>09:39:30 PM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time" office:time-value="PT21H39M31S">
            <text:p>09:39:31 PM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time" office:time-value="PT21H39M32S">
            <text:p>09:39:32 PM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.3">
            <text:p>6.3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time" office:time-value="PT21H39M33S">
            <text:p>09:39:33 PM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time" office:time-value="PT21H39M34S">
            <text:p>09:39:34 PM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98">
            <text:p>198</text:p>
          </table:table-cell>
          <table:table-cell office:value-type="time" office:time-value="PT21H39M35S">
            <text:p>09:39:35 PM</text:p>
          </table:table-cell>
          <table:table-cell/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.4">
            <text:p>6.4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time" office:time-value="PT21H39M36S">
            <text:p>09:39:36 PM</text:p>
          </table:table-cell>
          <table:table-cell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.8">
            <text:p>6.8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time" office:time-value="PT21H39M37S">
            <text:p>09:39:37 PM</text:p>
          </table:table-cell>
          <table:table-cell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.9">
            <text:p>4.9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309">
            <text:p>309</text:p>
          </table:table-cell>
          <table:table-cell office:value-type="time" office:time-value="PT21H39M38S">
            <text:p>09:39:38 PM</text:p>
          </table:table-cell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351">
            <text:p>351</text:p>
          </table:table-cell>
          <table:table-cell office:value-type="time" office:time-value="PT21H39M39S">
            <text:p>09:39:39 PM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.4">
            <text:p>5.4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396">
            <text:p>396</text:p>
          </table:table-cell>
          <table:table-cell office:value-type="time" office:time-value="PT21H39M40S">
            <text:p>09:39:40 PM</text:p>
          </table:table-cell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5.4">
            <text:p>5.4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time" office:time-value="PT21H39M41S">
            <text:p>09:39:41 PM</text:p>
          </table:table-cell>
          <table:table-cell/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.4">
            <text:p>5.4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495">
            <text:p>495</text:p>
          </table:table-cell>
          <table:table-cell office:value-type="time" office:time-value="PT21H39M42S">
            <text:p>09:39:42 PM</text:p>
          </table:table-cell>
          <table:table-cell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.8">
            <text:p>5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time" office:time-value="PT21H39M43S">
            <text:p>09:39:43 PM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6">
            <text:p>606</text:p>
          </table:table-cell>
          <table:table-cell office:value-type="time" office:time-value="PT21H39M44S">
            <text:p>09:39:44 PM</text:p>
          </table:table-cell>
          <table:table-cell/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64">
            <text:p>664</text:p>
          </table:table-cell>
          <table:table-cell office:value-type="time" office:time-value="PT21H39M45S">
            <text:p>09:39:45 PM</text:p>
          </table:table-cell>
          <table:table-cell/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25">
            <text:p>725</text:p>
          </table:table-cell>
          <table:table-cell office:value-type="time" office:time-value="PT21H39M46S">
            <text:p>09:39:46 PM</text:p>
          </table:table-cell>
          <table:table-cell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.2">
            <text:p>6.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789">
            <text:p>789</text:p>
          </table:table-cell>
          <table:table-cell office:value-type="time" office:time-value="PT21H39M47S">
            <text:p>09:39:47 PM</text:p>
          </table:table-cell>
          <table:table-cell/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.2">
            <text:p>6.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856">
            <text:p>856</text:p>
          </table:table-cell>
          <table:table-cell office:value-type="time" office:time-value="PT21H39M48S">
            <text:p>09:39:48 PM</text:p>
          </table:table-cell>
          <table:table-cell/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.2">
            <text:p>6.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926">
            <text:p>926</text:p>
          </table:table-cell>
          <table:table-cell office:value-type="time" office:time-value="PT21H39M49S">
            <text:p>09:39:49 PM</text:p>
          </table:table-cell>
          <table:table-cell/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6.2">
            <text:p>6.2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998">
            <text:p>998</text:p>
          </table:table-cell>
          <table:table-cell office:value-type="time" office:time-value="PT21H39M50S">
            <text:p>09:39:50 PM</text:p>
          </table:table-cell>
          <table:table-cell/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6.2">
            <text:p>6.2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073">
            <text:p>1073</text:p>
          </table:table-cell>
          <table:table-cell office:value-type="time" office:time-value="PT21H39M51S">
            <text:p>09:39:51 PM</text:p>
          </table:table-cell>
          <table:table-cell/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151">
            <text:p>1151</text:p>
          </table:table-cell>
          <table:table-cell office:value-type="time" office:time-value="PT21H39M52S">
            <text:p>09:39:52 PM</text:p>
          </table:table-cell>
          <table:table-cell/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232">
            <text:p>1232</text:p>
          </table:table-cell>
          <table:table-cell office:value-type="time" office:time-value="PT21H39M53S">
            <text:p>09:39:53 PM</text:p>
          </table:table-cell>
          <table:table-cell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316">
            <text:p>1316</text:p>
          </table:table-cell>
          <table:table-cell office:value-type="time" office:time-value="PT21H39M54S">
            <text:p>09:39:54 PM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403">
            <text:p>1403</text:p>
          </table:table-cell>
          <table:table-cell office:value-type="time" office:time-value="PT21H39M55S">
            <text:p>09:39:55 PM</text:p>
          </table:table-cell>
          <table:table-cell/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491">
            <text:p>1491</text:p>
          </table:table-cell>
          <table:table-cell office:value-type="time" office:time-value="PT21H39M56S">
            <text:p>09:39:56 PM</text:p>
          </table:table-cell>
          <table:table-cell/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582">
            <text:p>1582</text:p>
          </table:table-cell>
          <table:table-cell office:value-type="time" office:time-value="PT21H39M57S">
            <text:p>09:39:57 PM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6.3">
            <text:p>6.3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676">
            <text:p>1676</text:p>
          </table:table-cell>
          <table:table-cell office:value-type="time" office:time-value="PT21H39M58S">
            <text:p>09:39:58 PM</text:p>
          </table:table-cell>
          <table:table-cell/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6.3">
            <text:p>6.3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773">
            <text:p>1773</text:p>
          </table:table-cell>
          <table:table-cell office:value-type="time" office:time-value="PT21H39M59S">
            <text:p>09:39:59 PM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6.4">
            <text:p>6.4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873">
            <text:p>1873</text:p>
          </table:table-cell>
          <table:table-cell office:value-type="time" office:time-value="PT21H40M00S">
            <text:p>09:40:00 PM</text:p>
          </table:table-cell>
          <table:table-cell/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6.4">
            <text:p>6.4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975">
            <text:p>1975</text:p>
          </table:table-cell>
          <table:table-cell office:value-type="time" office:time-value="PT21H40M01S">
            <text:p>09:40:01 PM</text:p>
          </table:table-cell>
          <table:table-cell/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6.4">
            <text:p>6.4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2080">
            <text:p>2080</text:p>
          </table:table-cell>
          <table:table-cell office:value-type="time" office:time-value="PT21H40M02S">
            <text:p>09:40:02 PM</text:p>
          </table:table-cell>
          <table:table-cell/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6.4">
            <text:p>6.4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2188">
            <text:p>2188</text:p>
          </table:table-cell>
          <table:table-cell office:value-type="time" office:time-value="PT21H40M03S">
            <text:p>09:40:03 PM</text:p>
          </table:table-cell>
          <table:table-cell/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2299">
            <text:p>2299</text:p>
          </table:table-cell>
          <table:table-cell office:value-type="time" office:time-value="PT21H40M04S">
            <text:p>09:40:04 PM</text:p>
          </table:table-cell>
          <table:table-cell/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2413">
            <text:p>2413</text:p>
          </table:table-cell>
          <table:table-cell office:value-type="time" office:time-value="PT21H40M05S">
            <text:p>09:40:05 PM</text:p>
          </table:table-cell>
          <table:table-cell/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2530">
            <text:p>2530</text:p>
          </table:table-cell>
          <table:table-cell office:value-type="time" office:time-value="PT21H40M06S">
            <text:p>09:40:06 PM</text:p>
          </table:table-cell>
          <table:table-cell/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2648">
            <text:p>2648</text:p>
          </table:table-cell>
          <table:table-cell office:value-type="time" office:time-value="PT21H40M07S">
            <text:p>09:40:07 PM</text:p>
          </table:table-cell>
          <table:table-cell/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2768">
            <text:p>2768</text:p>
          </table:table-cell>
          <table:table-cell office:value-type="time" office:time-value="PT21H40M08S">
            <text:p>09:40:08 PM</text:p>
          </table:table-cell>
          <table:table-cell/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2888">
            <text:p>2888</text:p>
          </table:table-cell>
          <table:table-cell office:value-type="time" office:time-value="PT21H40M09S">
            <text:p>09:40:09 PM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3008">
            <text:p>3008</text:p>
          </table:table-cell>
          <table:table-cell office:value-type="time" office:time-value="PT21H40M10S">
            <text:p>09:40:10 PM</text:p>
          </table:table-cell>
          <table:table-cell/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3128">
            <text:p>3128</text:p>
          </table:table-cell>
          <table:table-cell office:value-type="time" office:time-value="PT21H40M11S">
            <text:p>09:40:11 PM</text:p>
          </table:table-cell>
          <table:table-cell/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3248">
            <text:p>3248</text:p>
          </table:table-cell>
          <table:table-cell office:value-type="time" office:time-value="PT21H40M12S">
            <text:p>09:40:12 PM</text:p>
          </table:table-cell>
          <table:table-cell/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3368">
            <text:p>3368</text:p>
          </table:table-cell>
          <table:table-cell office:value-type="time" office:time-value="PT21H40M13S">
            <text:p>09:40:13 PM</text:p>
          </table:table-cell>
          <table:table-cell/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3488">
            <text:p>3488</text:p>
          </table:table-cell>
          <table:table-cell office:value-type="time" office:time-value="PT21H40M14S">
            <text:p>09:40:14 PM</text:p>
          </table:table-cell>
          <table:table-cell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3608">
            <text:p>3608</text:p>
          </table:table-cell>
          <table:table-cell office:value-type="time" office:time-value="PT21H40M15S">
            <text:p>09:40:15 PM</text:p>
          </table:table-cell>
          <table:table-cell/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3728">
            <text:p>3728</text:p>
          </table:table-cell>
          <table:table-cell office:value-type="time" office:time-value="PT21H40M16S">
            <text:p>09:40:16 PM</text:p>
          </table:table-cell>
          <table:table-cell/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3848">
            <text:p>3848</text:p>
          </table:table-cell>
          <table:table-cell office:value-type="time" office:time-value="PT21H40M17S">
            <text:p>09:40:17 PM</text:p>
          </table:table-cell>
          <table:table-cell/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3968">
            <text:p>3968</text:p>
          </table:table-cell>
          <table:table-cell office:value-type="time" office:time-value="PT21H40M18S">
            <text:p>09:40:18 PM</text:p>
          </table:table-cell>
          <table:table-cell/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088">
            <text:p>4088</text:p>
          </table:table-cell>
          <table:table-cell office:value-type="time" office:time-value="PT21H40M19S">
            <text:p>09:40:19 PM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208">
            <text:p>4208</text:p>
          </table:table-cell>
          <table:table-cell office:value-type="time" office:time-value="PT21H40M20S">
            <text:p>09:40:20 PM</text:p>
          </table:table-cell>
          <table:table-cell/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328">
            <text:p>4328</text:p>
          </table:table-cell>
          <table:table-cell office:value-type="time" office:time-value="PT21H40M21S">
            <text:p>09:40:21 PM</text:p>
          </table:table-cell>
          <table:table-cell/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448">
            <text:p>4448</text:p>
          </table:table-cell>
          <table:table-cell office:value-type="time" office:time-value="PT21H40M22S">
            <text:p>09:40:22 PM</text:p>
          </table:table-cell>
          <table:table-cell/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568">
            <text:p>4568</text:p>
          </table:table-cell>
          <table:table-cell office:value-type="time" office:time-value="PT21H40M23S">
            <text:p>09:40:23 PM</text:p>
          </table:table-cell>
          <table:table-cell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688">
            <text:p>4688</text:p>
          </table:table-cell>
          <table:table-cell office:value-type="time" office:time-value="PT21H40M24S">
            <text:p>09:40:24 PM</text:p>
          </table:table-cell>
          <table:table-cell/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808">
            <text:p>4808</text:p>
          </table:table-cell>
          <table:table-cell office:value-type="time" office:time-value="PT21H40M25S">
            <text:p>09:40:25 PM</text:p>
          </table:table-cell>
          <table:table-cell/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4928">
            <text:p>4928</text:p>
          </table:table-cell>
          <table:table-cell office:value-type="time" office:time-value="PT21H40M26S">
            <text:p>09:40:26 PM</text:p>
          </table:table-cell>
          <table:table-cell/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048">
            <text:p>5048</text:p>
          </table:table-cell>
          <table:table-cell office:value-type="time" office:time-value="PT21H40M27S">
            <text:p>09:40:27 PM</text:p>
          </table:table-cell>
          <table:table-cell/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168">
            <text:p>5168</text:p>
          </table:table-cell>
          <table:table-cell office:value-type="time" office:time-value="PT21H40M28S">
            <text:p>09:40:28 PM</text:p>
          </table:table-cell>
          <table:table-cell/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288">
            <text:p>5288</text:p>
          </table:table-cell>
          <table:table-cell office:value-type="time" office:time-value="PT21H40M29S">
            <text:p>09:40:29 PM</text:p>
          </table:table-cell>
          <table:table-cell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408">
            <text:p>5408</text:p>
          </table:table-cell>
          <table:table-cell office:value-type="time" office:time-value="PT21H40M30S">
            <text:p>09:40:30 PM</text:p>
          </table:table-cell>
          <table:table-cell/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528">
            <text:p>5528</text:p>
          </table:table-cell>
          <table:table-cell office:value-type="time" office:time-value="PT21H40M31S">
            <text:p>09:40:31 PM</text:p>
          </table:table-cell>
          <table:table-cell/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648">
            <text:p>5648</text:p>
          </table:table-cell>
          <table:table-cell office:value-type="time" office:time-value="PT21H40M32S">
            <text:p>09:40:32 PM</text:p>
          </table:table-cell>
          <table:table-cell/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768">
            <text:p>5768</text:p>
          </table:table-cell>
          <table:table-cell office:value-type="time" office:time-value="PT21H40M33S">
            <text:p>09:40:33 PM</text:p>
          </table:table-cell>
          <table:table-cell/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888">
            <text:p>5888</text:p>
          </table:table-cell>
          <table:table-cell office:value-type="time" office:time-value="PT21H40M34S">
            <text:p>09:40:34 PM</text:p>
          </table:table-cell>
          <table:table-cell/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6008">
            <text:p>6008</text:p>
          </table:table-cell>
          <table:table-cell office:value-type="time" office:time-value="PT21H40M35S">
            <text:p>09:40:35 PM</text:p>
          </table:table-cell>
          <table:table-cell/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6128">
            <text:p>6128</text:p>
          </table:table-cell>
          <table:table-cell office:value-type="time" office:time-value="PT21H40M36S">
            <text:p>09:40:36 PM</text:p>
          </table:table-cell>
          <table:table-cell/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6248">
            <text:p>6248</text:p>
          </table:table-cell>
          <table:table-cell office:value-type="time" office:time-value="PT21H40M37S">
            <text:p>09:40:37 PM</text:p>
          </table:table-cell>
          <table:table-cell/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6368">
            <text:p>6368</text:p>
          </table:table-cell>
          <table:table-cell office:value-type="time" office:time-value="PT21H40M38S">
            <text:p>09:40:38 PM</text:p>
          </table:table-cell>
          <table:table-cell/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6488">
            <text:p>6488</text:p>
          </table:table-cell>
          <table:table-cell office:value-type="time" office:time-value="PT21H40M39S">
            <text:p>09:40:39 PM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6608">
            <text:p>6608</text:p>
          </table:table-cell>
          <table:table-cell office:value-type="time" office:time-value="PT21H40M40S">
            <text:p>09:40:40 PM</text:p>
          </table:table-cell>
          <table:table-cell/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6728">
            <text:p>6728</text:p>
          </table:table-cell>
          <table:table-cell office:value-type="time" office:time-value="PT21H40M41S">
            <text:p>09:40:41 PM</text:p>
          </table:table-cell>
          <table:table-cell/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6848">
            <text:p>6848</text:p>
          </table:table-cell>
          <table:table-cell office:value-type="time" office:time-value="PT21H40M42S">
            <text:p>09:40:42 PM</text:p>
          </table:table-cell>
          <table:table-cell/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6968">
            <text:p>6968</text:p>
          </table:table-cell>
          <table:table-cell office:value-type="time" office:time-value="PT21H40M43S">
            <text:p>09:40:43 PM</text:p>
          </table:table-cell>
          <table:table-cell/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7088">
            <text:p>7088</text:p>
          </table:table-cell>
          <table:table-cell office:value-type="time" office:time-value="PT21H40M44S">
            <text:p>09:40:44 PM</text:p>
          </table:table-cell>
          <table:table-cell/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7208">
            <text:p>7208</text:p>
          </table:table-cell>
          <table:table-cell office:value-type="time" office:time-value="PT21H40M45S">
            <text:p>09:40:45 PM</text:p>
          </table:table-cell>
          <table:table-cell/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9.1">
            <text:p>9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7328">
            <text:p>7328</text:p>
          </table:table-cell>
          <table:table-cell office:value-type="time" office:time-value="PT21H40M46S">
            <text:p>09:40:46 PM</text:p>
          </table:table-cell>
          <table:table-cell/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7448">
            <text:p>7448</text:p>
          </table:table-cell>
          <table:table-cell office:value-type="time" office:time-value="PT21H40M47S">
            <text:p>09:40:47 PM</text:p>
          </table:table-cell>
          <table:table-cell/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9.9">
            <text:p>9.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7568">
            <text:p>7568</text:p>
          </table:table-cell>
          <table:table-cell office:value-type="time" office:time-value="PT21H40M48S">
            <text:p>09:40:48 PM</text:p>
          </table:table-cell>
          <table:table-cell/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7688">
            <text:p>7688</text:p>
          </table:table-cell>
          <table:table-cell office:value-type="time" office:time-value="PT21H40M49S">
            <text:p>09:40:49 PM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11.1">
            <text:p>11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7808">
            <text:p>7808</text:p>
          </table:table-cell>
          <table:table-cell office:value-type="time" office:time-value="PT21H40M50S">
            <text:p>09:40:50 PM</text:p>
          </table:table-cell>
          <table:table-cell/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1.1">
            <text:p>11.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7928">
            <text:p>7928</text:p>
          </table:table-cell>
          <table:table-cell office:value-type="time" office:time-value="PT21H40M51S">
            <text:p>09:40:51 PM</text:p>
          </table:table-cell>
          <table:table-cell/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11.1">
            <text:p>11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048">
            <text:p>8048</text:p>
          </table:table-cell>
          <table:table-cell office:value-type="time" office:time-value="PT21H40M52S">
            <text:p>09:40:52 PM</text:p>
          </table:table-cell>
          <table:table-cell/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11.1">
            <text:p>11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168">
            <text:p>8168</text:p>
          </table:table-cell>
          <table:table-cell office:value-type="time" office:time-value="PT21H40M53S">
            <text:p>09:40:53 PM</text:p>
          </table:table-cell>
          <table:table-cell/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11.1">
            <text:p>11.1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288">
            <text:p>8288</text:p>
          </table:table-cell>
          <table:table-cell office:value-type="time" office:time-value="PT21H40M54S">
            <text:p>09:40:54 PM</text:p>
          </table:table-cell>
          <table:table-cell/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8408">
            <text:p>8408</text:p>
          </table:table-cell>
          <table:table-cell office:value-type="time" office:time-value="PT21H40M55S">
            <text:p>09:40:55 PM</text:p>
          </table:table-cell>
          <table:table-cell/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528">
            <text:p>8528</text:p>
          </table:table-cell>
          <table:table-cell office:value-type="time" office:time-value="PT21H40M56S">
            <text:p>09:40:56 PM</text:p>
          </table:table-cell>
          <table:table-cell/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648">
            <text:p>8648</text:p>
          </table:table-cell>
          <table:table-cell office:value-type="time" office:time-value="PT21H40M57S">
            <text:p>09:40:57 PM</text:p>
          </table:table-cell>
          <table:table-cell/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768">
            <text:p>8768</text:p>
          </table:table-cell>
          <table:table-cell office:value-type="time" office:time-value="PT21H40M58S">
            <text:p>09:40:58 PM</text:p>
          </table:table-cell>
          <table:table-cell/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8888">
            <text:p>8888</text:p>
          </table:table-cell>
          <table:table-cell office:value-type="time" office:time-value="PT21H40M59S">
            <text:p>09:40:59 PM</text:p>
          </table:table-cell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008">
            <text:p>9008</text:p>
          </table:table-cell>
          <table:table-cell office:value-type="time" office:time-value="PT21H41M00S">
            <text:p>09:41:00 PM</text:p>
          </table:table-cell>
          <table:table-cell/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128">
            <text:p>9128</text:p>
          </table:table-cell>
          <table:table-cell office:value-type="time" office:time-value="PT21H41M01S">
            <text:p>09:41:01 PM</text:p>
          </table:table-cell>
          <table:table-cell/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248">
            <text:p>9248</text:p>
          </table:table-cell>
          <table:table-cell office:value-type="time" office:time-value="PT21H41M02S">
            <text:p>09:41:02 PM</text:p>
          </table:table-cell>
          <table:table-cell/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368">
            <text:p>9368</text:p>
          </table:table-cell>
          <table:table-cell office:value-type="time" office:time-value="PT21H41M03S">
            <text:p>09:41:03 PM</text:p>
          </table:table-cell>
          <table:table-cell/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488">
            <text:p>9488</text:p>
          </table:table-cell>
          <table:table-cell office:value-type="time" office:time-value="PT21H41M04S">
            <text:p>09:41:04 PM</text:p>
          </table:table-cell>
          <table:table-cell/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608">
            <text:p>9608</text:p>
          </table:table-cell>
          <table:table-cell office:value-type="time" office:time-value="PT21H41M05S">
            <text:p>09:41:05 PM</text:p>
          </table:table-cell>
          <table:table-cell/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728">
            <text:p>9728</text:p>
          </table:table-cell>
          <table:table-cell office:value-type="time" office:time-value="PT21H41M06S">
            <text:p>09:41:06 PM</text:p>
          </table:table-cell>
          <table:table-cell/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848">
            <text:p>9848</text:p>
          </table:table-cell>
          <table:table-cell office:value-type="time" office:time-value="PT21H41M07S">
            <text:p>09:41:07 PM</text:p>
          </table:table-cell>
          <table:table-cell/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9968">
            <text:p>9968</text:p>
          </table:table-cell>
          <table:table-cell office:value-type="time" office:time-value="PT21H41M08S">
            <text:p>09:41:08 PM</text:p>
          </table:table-cell>
          <table:table-cell/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088">
            <text:p>10088</text:p>
          </table:table-cell>
          <table:table-cell office:value-type="time" office:time-value="PT21H41M09S">
            <text:p>09:41:09 PM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208">
            <text:p>10208</text:p>
          </table:table-cell>
          <table:table-cell office:value-type="time" office:time-value="PT21H41M10S">
            <text:p>09:41:10 PM</text:p>
          </table:table-cell>
          <table:table-cell/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328">
            <text:p>10328</text:p>
          </table:table-cell>
          <table:table-cell office:value-type="time" office:time-value="PT21H41M11S">
            <text:p>09:41:11 PM</text:p>
          </table:table-cell>
          <table:table-cell/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448">
            <text:p>10448</text:p>
          </table:table-cell>
          <table:table-cell office:value-type="time" office:time-value="PT21H41M12S">
            <text:p>09:41:12 PM</text:p>
          </table:table-cell>
          <table:table-cell/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568">
            <text:p>10568</text:p>
          </table:table-cell>
          <table:table-cell office:value-type="time" office:time-value="PT21H41M13S">
            <text:p>09:41:13 PM</text:p>
          </table:table-cell>
          <table:table-cell/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688">
            <text:p>10688</text:p>
          </table:table-cell>
          <table:table-cell office:value-type="time" office:time-value="PT21H41M14S">
            <text:p>09:41:14 PM</text:p>
          </table:table-cell>
          <table:table-cell/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808">
            <text:p>10808</text:p>
          </table:table-cell>
          <table:table-cell office:value-type="time" office:time-value="PT21H41M15S">
            <text:p>09:41:15 PM</text:p>
          </table:table-cell>
          <table:table-cell/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0928">
            <text:p>10928</text:p>
          </table:table-cell>
          <table:table-cell office:value-type="time" office:time-value="PT21H41M16S">
            <text:p>09:41:16 PM</text:p>
          </table:table-cell>
          <table:table-cell/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048">
            <text:p>11048</text:p>
          </table:table-cell>
          <table:table-cell office:value-type="time" office:time-value="PT21H41M17S">
            <text:p>09:41:17 PM</text:p>
          </table:table-cell>
          <table:table-cell/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168">
            <text:p>11168</text:p>
          </table:table-cell>
          <table:table-cell office:value-type="time" office:time-value="PT21H41M18S">
            <text:p>09:41:18 PM</text:p>
          </table:table-cell>
          <table:table-cell/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288">
            <text:p>11288</text:p>
          </table:table-cell>
          <table:table-cell office:value-type="time" office:time-value="PT21H41M19S">
            <text:p>09:41:19 PM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408">
            <text:p>11408</text:p>
          </table:table-cell>
          <table:table-cell office:value-type="time" office:time-value="PT21H41M20S">
            <text:p>09:41:20 PM</text:p>
          </table:table-cell>
          <table:table-cell/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528">
            <text:p>11528</text:p>
          </table:table-cell>
          <table:table-cell office:value-type="time" office:time-value="PT21H41M21S">
            <text:p>09:41:21 PM</text:p>
          </table:table-cell>
          <table:table-cell/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648">
            <text:p>11648</text:p>
          </table:table-cell>
          <table:table-cell office:value-type="time" office:time-value="PT21H41M22S">
            <text:p>09:41:22 PM</text:p>
          </table:table-cell>
          <table:table-cell/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768">
            <text:p>11768</text:p>
          </table:table-cell>
          <table:table-cell office:value-type="time" office:time-value="PT21H41M23S">
            <text:p>09:41:23 PM</text:p>
          </table:table-cell>
          <table:table-cell/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11888">
            <text:p>11888</text:p>
          </table:table-cell>
          <table:table-cell office:value-type="time" office:time-value="PT21H41M24S">
            <text:p>09:41:24 PM</text:p>
          </table:table-cell>
          <table:table-cell/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008">
            <text:p>12008</text:p>
          </table:table-cell>
          <table:table-cell office:value-type="time" office:time-value="PT21H41M25S">
            <text:p>09:41:25 PM</text:p>
          </table:table-cell>
          <table:table-cell/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128">
            <text:p>12128</text:p>
          </table:table-cell>
          <table:table-cell office:value-type="time" office:time-value="PT21H41M26S">
            <text:p>09:41:26 PM</text:p>
          </table:table-cell>
          <table:table-cell/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248">
            <text:p>12248</text:p>
          </table:table-cell>
          <table:table-cell office:value-type="time" office:time-value="PT21H41M27S">
            <text:p>09:41:27 PM</text:p>
          </table:table-cell>
          <table:table-cell/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368">
            <text:p>12368</text:p>
          </table:table-cell>
          <table:table-cell office:value-type="time" office:time-value="PT21H41M28S">
            <text:p>09:41:28 PM</text:p>
          </table:table-cell>
          <table:table-cell/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488">
            <text:p>12488</text:p>
          </table:table-cell>
          <table:table-cell office:value-type="time" office:time-value="PT21H41M29S">
            <text:p>09:41:29 PM</text:p>
          </table:table-cell>
          <table:table-cell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608">
            <text:p>12608</text:p>
          </table:table-cell>
          <table:table-cell office:value-type="time" office:time-value="PT21H41M30S">
            <text:p>09:41:30 PM</text:p>
          </table:table-cell>
          <table:table-cell/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728">
            <text:p>12728</text:p>
          </table:table-cell>
          <table:table-cell office:value-type="time" office:time-value="PT21H41M31S">
            <text:p>09:41:31 PM</text:p>
          </table:table-cell>
          <table:table-cell/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848">
            <text:p>12848</text:p>
          </table:table-cell>
          <table:table-cell office:value-type="time" office:time-value="PT21H41M32S">
            <text:p>09:41:32 PM</text:p>
          </table:table-cell>
          <table:table-cell/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2968">
            <text:p>12968</text:p>
          </table:table-cell>
          <table:table-cell office:value-type="time" office:time-value="PT21H41M33S">
            <text:p>09:41:33 PM</text:p>
          </table:table-cell>
          <table:table-cell/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088">
            <text:p>13088</text:p>
          </table:table-cell>
          <table:table-cell office:value-type="time" office:time-value="PT21H41M34S">
            <text:p>09:41:34 PM</text:p>
          </table:table-cell>
          <table:table-cell/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208">
            <text:p>13208</text:p>
          </table:table-cell>
          <table:table-cell office:value-type="time" office:time-value="PT21H41M35S">
            <text:p>09:41:35 PM</text:p>
          </table:table-cell>
          <table:table-cell/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328">
            <text:p>13328</text:p>
          </table:table-cell>
          <table:table-cell office:value-type="time" office:time-value="PT21H41M36S">
            <text:p>09:41:36 PM</text:p>
          </table:table-cell>
          <table:table-cell/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448">
            <text:p>13448</text:p>
          </table:table-cell>
          <table:table-cell office:value-type="time" office:time-value="PT21H41M37S">
            <text:p>09:41:37 PM</text:p>
          </table:table-cell>
          <table:table-cell/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568">
            <text:p>13568</text:p>
          </table:table-cell>
          <table:table-cell office:value-type="time" office:time-value="PT21H41M38S">
            <text:p>09:41:38 PM</text:p>
          </table:table-cell>
          <table:table-cell/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688">
            <text:p>13688</text:p>
          </table:table-cell>
          <table:table-cell office:value-type="time" office:time-value="PT21H41M39S">
            <text:p>09:41:39 PM</text:p>
          </table:table-cell>
          <table:table-cell/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808">
            <text:p>13808</text:p>
          </table:table-cell>
          <table:table-cell office:value-type="time" office:time-value="PT21H41M40S">
            <text:p>09:41:40 PM</text:p>
          </table:table-cell>
          <table:table-cell/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3928">
            <text:p>13928</text:p>
          </table:table-cell>
          <table:table-cell office:value-type="time" office:time-value="PT21H41M41S">
            <text:p>09:41:41 PM</text:p>
          </table:table-cell>
          <table:table-cell/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048">
            <text:p>14048</text:p>
          </table:table-cell>
          <table:table-cell office:value-type="time" office:time-value="PT21H41M42S">
            <text:p>09:41:42 PM</text:p>
          </table:table-cell>
          <table:table-cell/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168">
            <text:p>14168</text:p>
          </table:table-cell>
          <table:table-cell office:value-type="time" office:time-value="PT21H41M43S">
            <text:p>09:41:43 PM</text:p>
          </table:table-cell>
          <table:table-cell/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288">
            <text:p>14288</text:p>
          </table:table-cell>
          <table:table-cell office:value-type="time" office:time-value="PT21H41M44S">
            <text:p>09:41:44 PM</text:p>
          </table:table-cell>
          <table:table-cell/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408">
            <text:p>14408</text:p>
          </table:table-cell>
          <table:table-cell office:value-type="time" office:time-value="PT21H41M45S">
            <text:p>09:41:45 PM</text:p>
          </table:table-cell>
          <table:table-cell/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528">
            <text:p>14528</text:p>
          </table:table-cell>
          <table:table-cell office:value-type="time" office:time-value="PT21H41M46S">
            <text:p>09:41:46 PM</text:p>
          </table:table-cell>
          <table:table-cell/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648">
            <text:p>14648</text:p>
          </table:table-cell>
          <table:table-cell office:value-type="time" office:time-value="PT21H41M47S">
            <text:p>09:41:47 PM</text:p>
          </table:table-cell>
          <table:table-cell/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768">
            <text:p>14768</text:p>
          </table:table-cell>
          <table:table-cell office:value-type="time" office:time-value="PT21H41M48S">
            <text:p>09:41:48 PM</text:p>
          </table:table-cell>
          <table:table-cell/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4888">
            <text:p>14888</text:p>
          </table:table-cell>
          <table:table-cell office:value-type="time" office:time-value="PT21H41M49S">
            <text:p>09:41:49 PM</text:p>
          </table:table-cell>
          <table:table-cell/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008">
            <text:p>15008</text:p>
          </table:table-cell>
          <table:table-cell office:value-type="time" office:time-value="PT21H41M50S">
            <text:p>09:41:50 PM</text:p>
          </table:table-cell>
          <table:table-cell/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128">
            <text:p>15128</text:p>
          </table:table-cell>
          <table:table-cell office:value-type="time" office:time-value="PT21H41M51S">
            <text:p>09:41:51 PM</text:p>
          </table:table-cell>
          <table:table-cell/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248">
            <text:p>15248</text:p>
          </table:table-cell>
          <table:table-cell office:value-type="time" office:time-value="PT21H41M52S">
            <text:p>09:41:52 PM</text:p>
          </table:table-cell>
          <table:table-cell/>
          <table:table-cell office:value-type="float" office:value="153">
            <text:p>15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368">
            <text:p>15368</text:p>
          </table:table-cell>
          <table:table-cell office:value-type="time" office:time-value="PT21H41M53S">
            <text:p>09:41:53 PM</text:p>
          </table:table-cell>
          <table:table-cell/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488">
            <text:p>15488</text:p>
          </table:table-cell>
          <table:table-cell office:value-type="time" office:time-value="PT21H41M54S">
            <text:p>09:41:54 PM</text:p>
          </table:table-cell>
          <table:table-cell/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608">
            <text:p>15608</text:p>
          </table:table-cell>
          <table:table-cell office:value-type="time" office:time-value="PT21H41M55S">
            <text:p>09:41:55 PM</text:p>
          </table:table-cell>
          <table:table-cell/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728">
            <text:p>15728</text:p>
          </table:table-cell>
          <table:table-cell office:value-type="time" office:time-value="PT21H41M56S">
            <text:p>09:41:56 PM</text:p>
          </table:table-cell>
          <table:table-cell/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848">
            <text:p>15848</text:p>
          </table:table-cell>
          <table:table-cell office:value-type="time" office:time-value="PT21H41M57S">
            <text:p>09:41:57 PM</text:p>
          </table:table-cell>
          <table:table-cell/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5968">
            <text:p>15968</text:p>
          </table:table-cell>
          <table:table-cell office:value-type="time" office:time-value="PT21H41M58S">
            <text:p>09:41:58 PM</text:p>
          </table:table-cell>
          <table:table-cell/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088">
            <text:p>16088</text:p>
          </table:table-cell>
          <table:table-cell office:value-type="time" office:time-value="PT21H41M59S">
            <text:p>09:41:59 PM</text:p>
          </table:table-cell>
          <table:table-cell/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208">
            <text:p>16208</text:p>
          </table:table-cell>
          <table:table-cell office:value-type="time" office:time-value="PT21H42M00S">
            <text:p>09:42:00 PM</text:p>
          </table:table-cell>
          <table:table-cell/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328">
            <text:p>16328</text:p>
          </table:table-cell>
          <table:table-cell office:value-type="time" office:time-value="PT21H42M01S">
            <text:p>09:42:01 PM</text:p>
          </table:table-cell>
          <table:table-cell/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448">
            <text:p>16448</text:p>
          </table:table-cell>
          <table:table-cell office:value-type="time" office:time-value="PT21H42M02S">
            <text:p>09:42:02 PM</text:p>
          </table:table-cell>
          <table:table-cell/>
          <table:table-cell office:value-type="float" office:value="163">
            <text:p>16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568">
            <text:p>16568</text:p>
          </table:table-cell>
          <table:table-cell office:value-type="time" office:time-value="PT21H42M03S">
            <text:p>09:42:03 PM</text:p>
          </table:table-cell>
          <table:table-cell/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688">
            <text:p>16688</text:p>
          </table:table-cell>
          <table:table-cell office:value-type="time" office:time-value="PT21H42M04S">
            <text:p>09:42:04 PM</text:p>
          </table:table-cell>
          <table:table-cell/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808">
            <text:p>16808</text:p>
          </table:table-cell>
          <table:table-cell office:value-type="time" office:time-value="PT21H42M05S">
            <text:p>09:42:05 PM</text:p>
          </table:table-cell>
          <table:table-cell/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6928">
            <text:p>16928</text:p>
          </table:table-cell>
          <table:table-cell office:value-type="time" office:time-value="PT21H42M06S">
            <text:p>09:42:06 PM</text:p>
          </table:table-cell>
          <table:table-cell/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048">
            <text:p>17048</text:p>
          </table:table-cell>
          <table:table-cell office:value-type="time" office:time-value="PT21H42M07S">
            <text:p>09:42:07 PM</text:p>
          </table:table-cell>
          <table:table-cell/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168">
            <text:p>17168</text:p>
          </table:table-cell>
          <table:table-cell office:value-type="time" office:time-value="PT21H42M08S">
            <text:p>09:42:08 PM</text:p>
          </table:table-cell>
          <table:table-cell/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288">
            <text:p>17288</text:p>
          </table:table-cell>
          <table:table-cell office:value-type="time" office:time-value="PT21H42M09S">
            <text:p>09:42:09 PM</text:p>
          </table:table-cell>
          <table:table-cell/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408">
            <text:p>17408</text:p>
          </table:table-cell>
          <table:table-cell office:value-type="time" office:time-value="PT21H42M10S">
            <text:p>09:42:10 PM</text:p>
          </table:table-cell>
          <table:table-cell/>
          <table:table-cell office:value-type="float" office:value="171">
            <text:p>17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528">
            <text:p>17528</text:p>
          </table:table-cell>
          <table:table-cell office:value-type="time" office:time-value="PT21H42M11S">
            <text:p>09:42:11 PM</text:p>
          </table:table-cell>
          <table:table-cell/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648">
            <text:p>17648</text:p>
          </table:table-cell>
          <table:table-cell office:value-type="time" office:time-value="PT21H42M12S">
            <text:p>09:42:12 PM</text:p>
          </table:table-cell>
          <table:table-cell/>
          <table:table-cell office:value-type="float" office:value="173">
            <text:p>17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768">
            <text:p>17768</text:p>
          </table:table-cell>
          <table:table-cell office:value-type="time" office:time-value="PT21H42M13S">
            <text:p>09:42:13 PM</text:p>
          </table:table-cell>
          <table:table-cell/>
          <table:table-cell office:value-type="float" office:value="174">
            <text:p>17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7888">
            <text:p>17888</text:p>
          </table:table-cell>
          <table:table-cell office:value-type="time" office:time-value="PT21H42M14S">
            <text:p>09:42:14 PM</text:p>
          </table:table-cell>
          <table:table-cell/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11.4">
            <text:p>11.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008">
            <text:p>18008</text:p>
          </table:table-cell>
          <table:table-cell office:value-type="time" office:time-value="PT21H42M15S">
            <text:p>09:42:15 PM</text:p>
          </table:table-cell>
          <table:table-cell/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128">
            <text:p>18128</text:p>
          </table:table-cell>
          <table:table-cell office:value-type="time" office:time-value="PT21H42M16S">
            <text:p>09:42:16 PM</text:p>
          </table:table-cell>
          <table:table-cell/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248">
            <text:p>18248</text:p>
          </table:table-cell>
          <table:table-cell office:value-type="time" office:time-value="PT21H42M17S">
            <text:p>09:42:17 PM</text:p>
          </table:table-cell>
          <table:table-cell/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368">
            <text:p>18368</text:p>
          </table:table-cell>
          <table:table-cell office:value-type="time" office:time-value="PT21H42M18S">
            <text:p>09:42:18 PM</text:p>
          </table:table-cell>
          <table:table-cell/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488">
            <text:p>18488</text:p>
          </table:table-cell>
          <table:table-cell office:value-type="time" office:time-value="PT21H42M19S">
            <text:p>09:42:19 PM</text:p>
          </table:table-cell>
          <table:table-cell/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608">
            <text:p>18608</text:p>
          </table:table-cell>
          <table:table-cell office:value-type="time" office:time-value="PT21H42M20S">
            <text:p>09:42:20 PM</text:p>
          </table:table-cell>
          <table:table-cell/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728">
            <text:p>18728</text:p>
          </table:table-cell>
          <table:table-cell office:value-type="time" office:time-value="PT21H42M21S">
            <text:p>09:42:21 PM</text:p>
          </table:table-cell>
          <table:table-cell/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848">
            <text:p>18848</text:p>
          </table:table-cell>
          <table:table-cell office:value-type="time" office:time-value="PT21H42M22S">
            <text:p>09:42:22 PM</text:p>
          </table:table-cell>
          <table:table-cell/>
          <table:table-cell office:value-type="float" office:value="183">
            <text:p>18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8968">
            <text:p>18968</text:p>
          </table:table-cell>
          <table:table-cell office:value-type="time" office:time-value="PT21H42M23S">
            <text:p>09:42:23 PM</text:p>
          </table:table-cell>
          <table:table-cell/>
          <table:table-cell office:value-type="float" office:value="184">
            <text:p>18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19088">
            <text:p>19088</text:p>
          </table:table-cell>
          <table:table-cell office:value-type="time" office:time-value="PT21H42M24S">
            <text:p>09:42:24 PM</text:p>
          </table:table-cell>
          <table:table-cell/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19208">
            <text:p>19208</text:p>
          </table:table-cell>
          <table:table-cell office:value-type="time" office:time-value="PT21H42M25S">
            <text:p>09:42:25 PM</text:p>
          </table:table-cell>
          <table:table-cell/>
          <table:table-cell office:value-type="float" office:value="186">
            <text:p>18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19328">
            <text:p>19328</text:p>
          </table:table-cell>
          <table:table-cell office:value-type="time" office:time-value="PT21H42M26S">
            <text:p>09:42:26 PM</text:p>
          </table:table-cell>
          <table:table-cell/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9448">
            <text:p>19448</text:p>
          </table:table-cell>
          <table:table-cell office:value-type="time" office:time-value="PT21H42M27S">
            <text:p>09:42:27 PM</text:p>
          </table:table-cell>
          <table:table-cell/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9568">
            <text:p>19568</text:p>
          </table:table-cell>
          <table:table-cell office:value-type="time" office:time-value="PT21H42M28S">
            <text:p>09:42:28 PM</text:p>
          </table:table-cell>
          <table:table-cell/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11.6">
            <text:p>11.6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9688">
            <text:p>19688</text:p>
          </table:table-cell>
          <table:table-cell office:value-type="time" office:time-value="PT21H42M29S">
            <text:p>09:42:29 PM</text:p>
          </table:table-cell>
          <table:table-cell/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12.7">
            <text:p>12.7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19808">
            <text:p>19808</text:p>
          </table:table-cell>
          <table:table-cell office:value-type="time" office:time-value="PT21H42M30S">
            <text:p>09:42:30 PM</text:p>
          </table:table-cell>
          <table:table-cell/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13.8">
            <text:p>13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19928">
            <text:p>19928</text:p>
          </table:table-cell>
          <table:table-cell office:value-type="time" office:time-value="PT21H42M31S">
            <text:p>09:42:31 PM</text:p>
          </table:table-cell>
          <table:table-cell/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0">
            <text:p>40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048">
            <text:p>20048</text:p>
          </table:table-cell>
          <table:table-cell office:value-type="time" office:time-value="PT21H42M32S">
            <text:p>09:42:32 PM</text:p>
          </table:table-cell>
          <table:table-cell/>
          <table:table-cell office:value-type="float" office:value="193">
            <text:p>19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168">
            <text:p>20168</text:p>
          </table:table-cell>
          <table:table-cell office:value-type="time" office:time-value="PT21H42M33S">
            <text:p>09:42:33 PM</text:p>
          </table:table-cell>
          <table:table-cell/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288">
            <text:p>20288</text:p>
          </table:table-cell>
          <table:table-cell office:value-type="time" office:time-value="PT21H42M34S">
            <text:p>09:42:34 PM</text:p>
          </table:table-cell>
          <table:table-cell/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15.4">
            <text:p>15.4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408">
            <text:p>20408</text:p>
          </table:table-cell>
          <table:table-cell office:value-type="time" office:time-value="PT21H42M35S">
            <text:p>09:42:35 PM</text:p>
          </table:table-cell>
          <table:table-cell/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16.5">
            <text:p>16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528">
            <text:p>20528</text:p>
          </table:table-cell>
          <table:table-cell office:value-type="time" office:time-value="PT21H42M36S">
            <text:p>09:42:36 PM</text:p>
          </table:table-cell>
          <table:table-cell/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648">
            <text:p>20648</text:p>
          </table:table-cell>
          <table:table-cell office:value-type="time" office:time-value="PT21H42M37S">
            <text:p>09:42:37 PM</text:p>
          </table:table-cell>
          <table:table-cell/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768">
            <text:p>20768</text:p>
          </table:table-cell>
          <table:table-cell office:value-type="time" office:time-value="PT21H42M38S">
            <text:p>09:42:38 PM</text:p>
          </table:table-cell>
          <table:table-cell/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0888">
            <text:p>20888</text:p>
          </table:table-cell>
          <table:table-cell office:value-type="time" office:time-value="PT21H42M39S">
            <text:p>09:42:39 PM</text:p>
          </table:table-cell>
          <table:table-cell/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008">
            <text:p>21008</text:p>
          </table:table-cell>
          <table:table-cell office:value-type="time" office:time-value="PT21H42M40S">
            <text:p>09:42:40 PM</text:p>
          </table:table-cell>
          <table:table-cell/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128">
            <text:p>21128</text:p>
          </table:table-cell>
          <table:table-cell office:value-type="time" office:time-value="PT21H42M41S">
            <text:p>09:42:41 PM</text:p>
          </table:table-cell>
          <table:table-cell/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248">
            <text:p>21248</text:p>
          </table:table-cell>
          <table:table-cell office:value-type="time" office:time-value="PT21H42M42S">
            <text:p>09:42:42 PM</text:p>
          </table:table-cell>
          <table:table-cell/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368">
            <text:p>21368</text:p>
          </table:table-cell>
          <table:table-cell office:value-type="time" office:time-value="PT21H42M43S">
            <text:p>09:42:43 PM</text:p>
          </table:table-cell>
          <table:table-cell/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487">
            <text:p>21487</text:p>
          </table:table-cell>
          <table:table-cell office:value-type="time" office:time-value="PT21H42M44S">
            <text:p>09:42:44 PM</text:p>
          </table:table-cell>
          <table:table-cell/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603">
            <text:p>21603</text:p>
          </table:table-cell>
          <table:table-cell office:value-type="time" office:time-value="PT21H42M45S">
            <text:p>09:42:45 PM</text:p>
          </table:table-cell>
          <table:table-cell/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716">
            <text:p>21716</text:p>
          </table:table-cell>
          <table:table-cell office:value-type="time" office:time-value="PT21H42M46S">
            <text:p>09:42:46 PM</text:p>
          </table:table-cell>
          <table:table-cell/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826">
            <text:p>21826</text:p>
          </table:table-cell>
          <table:table-cell office:value-type="time" office:time-value="PT21H42M47S">
            <text:p>09:42:47 PM</text:p>
          </table:table-cell>
          <table:table-cell/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1934">
            <text:p>21934</text:p>
          </table:table-cell>
          <table:table-cell office:value-type="time" office:time-value="PT21H42M48S">
            <text:p>09:42:48 PM</text:p>
          </table:table-cell>
          <table:table-cell/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039">
            <text:p>22039</text:p>
          </table:table-cell>
          <table:table-cell office:value-type="time" office:time-value="PT21H42M49S">
            <text:p>09:42:49 PM</text:p>
          </table:table-cell>
          <table:table-cell/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3">
            <text:p>33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141">
            <text:p>22141</text:p>
          </table:table-cell>
          <table:table-cell office:value-type="time" office:time-value="PT21H42M50S">
            <text:p>09:42:50 PM</text:p>
          </table:table-cell>
          <table:table-cell/>
          <table:table-cell office:value-type="float" office:value="211">
            <text:p>211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240">
            <text:p>22240</text:p>
          </table:table-cell>
          <table:table-cell office:value-type="time" office:time-value="PT21H42M51S">
            <text:p>09:42:51 PM</text:p>
          </table:table-cell>
          <table:table-cell/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">
            <text:p>31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336">
            <text:p>22336</text:p>
          </table:table-cell>
          <table:table-cell office:value-type="time" office:time-value="PT21H42M52S">
            <text:p>09:42:52 PM</text:p>
          </table:table-cell>
          <table:table-cell/>
          <table:table-cell office:value-type="float" office:value="213">
            <text:p>213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429">
            <text:p>22429</text:p>
          </table:table-cell>
          <table:table-cell office:value-type="time" office:time-value="PT21H42M53S">
            <text:p>09:42:53 PM</text:p>
          </table:table-cell>
          <table:table-cell/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521">
            <text:p>22521</text:p>
          </table:table-cell>
          <table:table-cell office:value-type="time" office:time-value="PT21H42M54S">
            <text:p>09:42:54 PM</text:p>
          </table:table-cell>
          <table:table-cell/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">
            <text:p>29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610">
            <text:p>22610</text:p>
          </table:table-cell>
          <table:table-cell office:value-type="time" office:time-value="PT21H42M55S">
            <text:p>09:42:55 PM</text:p>
          </table:table-cell>
          <table:table-cell/>
          <table:table-cell office:value-type="float" office:value="216">
            <text:p>216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8">
            <text:p>28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696">
            <text:p>22696</text:p>
          </table:table-cell>
          <table:table-cell office:value-type="time" office:time-value="PT21H42M56S">
            <text:p>09:42:56 PM</text:p>
          </table:table-cell>
          <table:table-cell/>
          <table:table-cell office:value-type="float" office:value="217">
            <text:p>21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">
            <text:p>27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779">
            <text:p>22779</text:p>
          </table:table-cell>
          <table:table-cell office:value-type="time" office:time-value="PT21H42M57S">
            <text:p>09:42:57 PM</text:p>
          </table:table-cell>
          <table:table-cell/>
          <table:table-cell office:value-type="float" office:value="218">
            <text:p>218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">
            <text:p>26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859">
            <text:p>22859</text:p>
          </table:table-cell>
          <table:table-cell office:value-type="time" office:time-value="PT21H42M58S">
            <text:p>09:42:58 PM</text:p>
          </table:table-cell>
          <table:table-cell/>
          <table:table-cell office:value-type="float" office:value="219">
            <text:p>219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2937">
            <text:p>22937</text:p>
          </table:table-cell>
          <table:table-cell office:value-type="time" office:time-value="PT21H42M59S">
            <text:p>09:42:59 PM</text:p>
          </table:table-cell>
          <table:table-cell/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">
            <text:p>24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012">
            <text:p>23012</text:p>
          </table:table-cell>
          <table:table-cell office:value-type="time" office:time-value="PT21H43M00S">
            <text:p>09:43:00 PM</text:p>
          </table:table-cell>
          <table:table-cell/>
          <table:table-cell office:value-type="float" office:value="221">
            <text:p>221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3">
            <text:p>23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084">
            <text:p>23084</text:p>
          </table:table-cell>
          <table:table-cell office:value-type="time" office:time-value="PT21H43M01S">
            <text:p>09:43:01 PM</text:p>
          </table:table-cell>
          <table:table-cell/>
          <table:table-cell office:value-type="float" office:value="222">
            <text:p>222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">
            <text:p>22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153">
            <text:p>23153</text:p>
          </table:table-cell>
          <table:table-cell office:value-type="time" office:time-value="PT21H43M02S">
            <text:p>09:43:02 PM</text:p>
          </table:table-cell>
          <table:table-cell/>
          <table:table-cell office:value-type="float" office:value="223">
            <text:p>2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">
            <text:p>21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219">
            <text:p>23219</text:p>
          </table:table-cell>
          <table:table-cell office:value-type="time" office:time-value="PT21H43M03S">
            <text:p>09:43:03 PM</text:p>
          </table:table-cell>
          <table:table-cell/>
          <table:table-cell office:value-type="float" office:value="224">
            <text:p>224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282">
            <text:p>23282</text:p>
          </table:table-cell>
          <table:table-cell office:value-type="time" office:time-value="PT21H43M04S">
            <text:p>09:43:04 PM</text:p>
          </table:table-cell>
          <table:table-cell/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344">
            <text:p>23344</text:p>
          </table:table-cell>
          <table:table-cell office:value-type="time" office:time-value="PT21H43M05S">
            <text:p>09:43:05 PM</text:p>
          </table:table-cell>
          <table:table-cell/>
          <table:table-cell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">
            <text:p>19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403">
            <text:p>23403</text:p>
          </table:table-cell>
          <table:table-cell office:value-type="time" office:time-value="PT21H43M06S">
            <text:p>09:43:06 PM</text:p>
          </table:table-cell>
          <table:table-cell/>
          <table:table-cell office:value-type="float" office:value="227">
            <text:p>227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459">
            <text:p>23459</text:p>
          </table:table-cell>
          <table:table-cell office:value-type="time" office:time-value="PT21H43M07S">
            <text:p>09:43:07 PM</text:p>
          </table:table-cell>
          <table:table-cell/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512">
            <text:p>23512</text:p>
          </table:table-cell>
          <table:table-cell office:value-type="time" office:time-value="PT21H43M08S">
            <text:p>09:43:08 PM</text:p>
          </table:table-cell>
          <table:table-cell/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562">
            <text:p>23562</text:p>
          </table:table-cell>
          <table:table-cell office:value-type="time" office:time-value="PT21H43M09S">
            <text:p>09:43:09 PM</text:p>
          </table:table-cell>
          <table:table-cell/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">
            <text:p>15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610">
            <text:p>23610</text:p>
          </table:table-cell>
          <table:table-cell office:value-type="time" office:time-value="PT21H43M10S">
            <text:p>09:43:10 PM</text:p>
          </table:table-cell>
          <table:table-cell/>
          <table:table-cell office:value-type="float" office:value="231">
            <text:p>23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4">
            <text:p>14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655">
            <text:p>23655</text:p>
          </table:table-cell>
          <table:table-cell office:value-type="time" office:time-value="PT21H43M11S">
            <text:p>09:43:11 PM</text:p>
          </table:table-cell>
          <table:table-cell/>
          <table:table-cell office:value-type="float" office:value="232">
            <text:p>232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3">
            <text:p>13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697">
            <text:p>23697</text:p>
          </table:table-cell>
          <table:table-cell office:value-type="time" office:time-value="PT21H43M12S">
            <text:p>09:43:12 PM</text:p>
          </table:table-cell>
          <table:table-cell/>
          <table:table-cell office:value-type="float" office:value="233">
            <text:p>233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736">
            <text:p>23736</text:p>
          </table:table-cell>
          <table:table-cell office:value-type="time" office:time-value="PT21H43M13S">
            <text:p>09:43:13 PM</text:p>
          </table:table-cell>
          <table:table-cell/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">
            <text:p>11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772">
            <text:p>23772</text:p>
          </table:table-cell>
          <table:table-cell office:value-type="time" office:time-value="PT21H43M14S">
            <text:p>09:43:14 PM</text:p>
          </table:table-cell>
          <table:table-cell/>
          <table:table-cell office:value-type="float" office:value="235">
            <text:p>23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805">
            <text:p>23805</text:p>
          </table:table-cell>
          <table:table-cell office:value-type="time" office:time-value="PT21H43M15S">
            <text:p>09:43:15 PM</text:p>
          </table:table-cell>
          <table:table-cell/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837">
            <text:p>23837</text:p>
          </table:table-cell>
          <table:table-cell office:value-type="time" office:time-value="PT21H43M16S">
            <text:p>09:43:16 PM</text:p>
          </table:table-cell>
          <table:table-cell/>
          <table:table-cell office:value-type="float" office:value="237">
            <text:p>23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866">
            <text:p>23866</text:p>
          </table:table-cell>
          <table:table-cell office:value-type="time" office:time-value="PT21H43M17S">
            <text:p>09:43:17 PM</text:p>
          </table:table-cell>
          <table:table-cell/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892">
            <text:p>23892</text:p>
          </table:table-cell>
          <table:table-cell office:value-type="time" office:time-value="PT21H43M18S">
            <text:p>09:43:18 PM</text:p>
          </table:table-cell>
          <table:table-cell/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15">
            <text:p>23915</text:p>
          </table:table-cell>
          <table:table-cell office:value-type="time" office:time-value="PT21H43M19S">
            <text:p>09:43:19 PM</text:p>
          </table:table-cell>
          <table:table-cell/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35">
            <text:p>23935</text:p>
          </table:table-cell>
          <table:table-cell office:value-type="time" office:time-value="PT21H43M20S">
            <text:p>09:43:20 PM</text:p>
          </table:table-cell>
          <table:table-cell/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53">
            <text:p>23953</text:p>
          </table:table-cell>
          <table:table-cell office:value-type="time" office:time-value="PT21H43M21S">
            <text:p>09:43:21 PM</text:p>
          </table:table-cell>
          <table:table-cell/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68">
            <text:p>23968</text:p>
          </table:table-cell>
          <table:table-cell office:value-type="time" office:time-value="PT21H43M22S">
            <text:p>09:43:22 PM</text:p>
          </table:table-cell>
          <table:table-cell/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80">
            <text:p>23980</text:p>
          </table:table-cell>
          <table:table-cell office:value-type="time" office:time-value="PT21H43M23S">
            <text:p>09:43:23 PM</text:p>
          </table:table-cell>
          <table:table-cell/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89">
            <text:p>23989</text:p>
          </table:table-cell>
          <table:table-cell office:value-type="time" office:time-value="PT21H43M24S">
            <text:p>09:43:24 PM</text:p>
          </table:table-cell>
          <table:table-cell/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95">
            <text:p>23995</text:p>
          </table:table-cell>
          <table:table-cell office:value-type="time" office:time-value="PT21H43M25S">
            <text:p>09:43:25 PM</text:p>
          </table:table-cell>
          <table:table-cell/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3998">
            <text:p>23998</text:p>
          </table:table-cell>
          <table:table-cell office:value-type="time" office:time-value="PT21H43M26S">
            <text:p>09:43:26 PM</text:p>
          </table:table-cell>
          <table:table-cell/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27S">
            <text:p>09:43:27 PM</text:p>
          </table:table-cell>
          <table:table-cell/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28S">
            <text:p>09:43:28 PM</text:p>
          </table:table-cell>
          <table:table-cell/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29S">
            <text:p>09:43:29 PM</text:p>
          </table:table-cell>
          <table:table-cell/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0S">
            <text:p>09:43:30 PM</text:p>
          </table:table-cell>
          <table:table-cell/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1S">
            <text:p>09:43:31 PM</text:p>
          </table:table-cell>
          <table:table-cell/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2S">
            <text:p>09:43:32 PM</text:p>
          </table:table-cell>
          <table:table-cell/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3S">
            <text:p>09:43:33 PM</text:p>
          </table:table-cell>
          <table:table-cell/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4S">
            <text:p>09:43:34 PM</text:p>
          </table:table-cell>
          <table:table-cell/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5S">
            <text:p>09:43:35 PM</text:p>
          </table:table-cell>
          <table:table-cell/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6S">
            <text:p>09:43:36 PM</text:p>
          </table:table-cell>
          <table:table-cell/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7S">
            <text:p>09:43:37 PM</text:p>
          </table:table-cell>
          <table:table-cell/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8S">
            <text:p>09:43:38 PM</text:p>
          </table:table-cell>
          <table:table-cell/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39S">
            <text:p>09:43:39 PM</text:p>
          </table:table-cell>
          <table:table-cell/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0S">
            <text:p>09:43:40 PM</text:p>
          </table:table-cell>
          <table:table-cell/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1S">
            <text:p>09:43:41 PM</text:p>
          </table:table-cell>
          <table:table-cell/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2S">
            <text:p>09:43:42 PM</text:p>
          </table:table-cell>
          <table:table-cell/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3S">
            <text:p>09:43:43 PM</text:p>
          </table:table-cell>
          <table:table-cell/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4S">
            <text:p>09:43:44 PM</text:p>
          </table:table-cell>
          <table:table-cell/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5S">
            <text:p>09:43:45 PM</text:p>
          </table:table-cell>
          <table:table-cell/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6S">
            <text:p>09:43:46 PM</text:p>
          </table:table-cell>
          <table:table-cell/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7S">
            <text:p>09:43:47 PM</text:p>
          </table:table-cell>
          <table:table-cell/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8S">
            <text:p>09:43:48 PM</text:p>
          </table:table-cell>
          <table:table-cell/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49S">
            <text:p>09:43:49 PM</text:p>
          </table:table-cell>
          <table:table-cell/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0S">
            <text:p>09:43:50 PM</text:p>
          </table:table-cell>
          <table:table-cell/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1S">
            <text:p>09:43:51 PM</text:p>
          </table:table-cell>
          <table:table-cell/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2S">
            <text:p>09:43:52 PM</text:p>
          </table:table-cell>
          <table:table-cell/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3S">
            <text:p>09:43:53 PM</text:p>
          </table:table-cell>
          <table:table-cell/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4S">
            <text:p>09:43:54 PM</text:p>
          </table:table-cell>
          <table:table-cell/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5S">
            <text:p>09:43:55 PM</text:p>
          </table:table-cell>
          <table:table-cell/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6S">
            <text:p>09:43:56 PM</text:p>
          </table:table-cell>
          <table:table-cell/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7S">
            <text:p>09:43:57 PM</text:p>
          </table:table-cell>
          <table:table-cell/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8S">
            <text:p>09:43:58 PM</text:p>
          </table:table-cell>
          <table:table-cell/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3M59S">
            <text:p>09:43:59 PM</text:p>
          </table:table-cell>
          <table:table-cell/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0S">
            <text:p>09:44:00 PM</text:p>
          </table:table-cell>
          <table:table-cell/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1S">
            <text:p>09:44:01 PM</text:p>
          </table:table-cell>
          <table:table-cell/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2S">
            <text:p>09:44:02 PM</text:p>
          </table:table-cell>
          <table:table-cell/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3S">
            <text:p>09:44:03 PM</text:p>
          </table:table-cell>
          <table:table-cell/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4S">
            <text:p>09:44:04 PM</text:p>
          </table:table-cell>
          <table:table-cell/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5S">
            <text:p>09:44:05 PM</text:p>
          </table:table-cell>
          <table:table-cell/>
          <table:table-cell office:value-type="float" office:value="286">
            <text:p>2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6S">
            <text:p>09:44:06 PM</text:p>
          </table:table-cell>
          <table:table-cell/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7S">
            <text:p>09:44:07 PM</text:p>
          </table:table-cell>
          <table:table-cell/>
          <table:table-cell office:value-type="float" office:value="288">
            <text:p>2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8S">
            <text:p>09:44:08 PM</text:p>
          </table:table-cell>
          <table:table-cell/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09S">
            <text:p>09:44:09 PM</text:p>
          </table:table-cell>
          <table:table-cell/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0S">
            <text:p>09:44:10 PM</text:p>
          </table:table-cell>
          <table:table-cell/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1S">
            <text:p>09:44:11 PM</text:p>
          </table:table-cell>
          <table:table-cell/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2S">
            <text:p>09:44:12 PM</text:p>
          </table:table-cell>
          <table:table-cell/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3S">
            <text:p>09:44:13 PM</text:p>
          </table:table-cell>
          <table:table-cell/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4S">
            <text:p>09:44:14 PM</text:p>
          </table:table-cell>
          <table:table-cell/>
          <table:table-cell office:value-type="float" office:value="295">
            <text:p>2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5S">
            <text:p>09:44:15 PM</text:p>
          </table:table-cell>
          <table:table-cell/>
          <table:table-cell office:value-type="float" office:value="296">
            <text:p>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6S">
            <text:p>09:44:16 PM</text:p>
          </table:table-cell>
          <table:table-cell/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7S">
            <text:p>09:44:17 PM</text:p>
          </table:table-cell>
          <table:table-cell/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8S">
            <text:p>09:44:18 PM</text:p>
          </table:table-cell>
          <table:table-cell/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19S">
            <text:p>09:44:19 PM</text:p>
          </table:table-cell>
          <table:table-cell/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0S">
            <text:p>09:44:20 PM</text:p>
          </table:table-cell>
          <table:table-cell/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1S">
            <text:p>09:44:21 PM</text:p>
          </table:table-cell>
          <table:table-cell/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2S">
            <text:p>09:44:22 PM</text:p>
          </table:table-cell>
          <table:table-cell/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3S">
            <text:p>09:44:23 PM</text:p>
          </table:table-cell>
          <table:table-cell/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4S">
            <text:p>09:44:24 PM</text:p>
          </table:table-cell>
          <table:table-cell/>
          <table:table-cell office:value-type="float" office:value="305">
            <text:p>3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5S">
            <text:p>09:44:25 PM</text:p>
          </table:table-cell>
          <table:table-cell/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6S">
            <text:p>09:44:26 PM</text:p>
          </table:table-cell>
          <table:table-cell/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7S">
            <text:p>09:44:27 PM</text:p>
          </table:table-cell>
          <table:table-cell/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8S">
            <text:p>09:44:28 PM</text:p>
          </table:table-cell>
          <table:table-cell/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29S">
            <text:p>09:44:29 PM</text:p>
          </table:table-cell>
          <table:table-cell/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0S">
            <text:p>09:44:30 PM</text:p>
          </table:table-cell>
          <table:table-cell/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1S">
            <text:p>09:44:31 PM</text:p>
          </table:table-cell>
          <table:table-cell/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2S">
            <text:p>09:44:32 PM</text:p>
          </table:table-cell>
          <table:table-cell/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3S">
            <text:p>09:44:33 PM</text:p>
          </table:table-cell>
          <table:table-cell/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4S">
            <text:p>09:44:34 PM</text:p>
          </table:table-cell>
          <table:table-cell/>
          <table:table-cell office:value-type="float" office:value="315">
            <text:p>3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5S">
            <text:p>09:44:35 PM</text:p>
          </table:table-cell>
          <table:table-cell/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6S">
            <text:p>09:44:36 PM</text:p>
          </table:table-cell>
          <table:table-cell/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7S">
            <text:p>09:44:37 PM</text:p>
          </table:table-cell>
          <table:table-cell/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8S">
            <text:p>09:44:38 PM</text:p>
          </table:table-cell>
          <table:table-cell/>
          <table:table-cell office:value-type="float" office:value="319">
            <text:p>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39S">
            <text:p>09:44:39 PM</text:p>
          </table:table-cell>
          <table:table-cell/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0S">
            <text:p>09:44:40 PM</text:p>
          </table:table-cell>
          <table:table-cell/>
          <table:table-cell office:value-type="float" office:value="321">
            <text:p>3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1S">
            <text:p>09:44:41 PM</text:p>
          </table:table-cell>
          <table:table-cell/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2S">
            <text:p>09:44:42 PM</text:p>
          </table:table-cell>
          <table:table-cell/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3S">
            <text:p>09:44:43 PM</text:p>
          </table:table-cell>
          <table:table-cell/>
          <table:table-cell office:value-type="float" office:value="324">
            <text:p>3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4S">
            <text:p>09:44:44 PM</text:p>
          </table:table-cell>
          <table:table-cell/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5S">
            <text:p>09:44:45 PM</text:p>
          </table:table-cell>
          <table:table-cell/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6S">
            <text:p>09:44:46 PM</text:p>
          </table:table-cell>
          <table:table-cell/>
          <table:table-cell office:value-type="float" office:value="327">
            <text:p>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7S">
            <text:p>09:44:47 PM</text:p>
          </table:table-cell>
          <table:table-cell/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8S">
            <text:p>09:44:48 PM</text:p>
          </table:table-cell>
          <table:table-cell/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49S">
            <text:p>09:44:49 PM</text:p>
          </table:table-cell>
          <table:table-cell/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0S">
            <text:p>09:44:50 PM</text:p>
          </table:table-cell>
          <table:table-cell/>
          <table:table-cell office:value-type="float" office:value="331">
            <text:p>3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1S">
            <text:p>09:44:51 PM</text:p>
          </table:table-cell>
          <table:table-cell/>
          <table:table-cell office:value-type="float" office:value="332">
            <text:p>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2S">
            <text:p>09:44:52 PM</text:p>
          </table:table-cell>
          <table:table-cell/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3S">
            <text:p>09:44:53 PM</text:p>
          </table:table-cell>
          <table:table-cell/>
          <table:table-cell office:value-type="float" office:value="334">
            <text:p>3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4S">
            <text:p>09:44:54 PM</text:p>
          </table:table-cell>
          <table:table-cell/>
          <table:table-cell office:value-type="float" office:value="335">
            <text:p>3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5S">
            <text:p>09:44:55 PM</text:p>
          </table:table-cell>
          <table:table-cell/>
          <table:table-cell office:value-type="float" office:value="336">
            <text:p>3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6S">
            <text:p>09:44:56 PM</text:p>
          </table:table-cell>
          <table:table-cell/>
          <table:table-cell office:value-type="float" office:value="337">
            <text:p>3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7S">
            <text:p>09:44:57 PM</text:p>
          </table:table-cell>
          <table:table-cell/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8S">
            <text:p>09:44:58 PM</text:p>
          </table:table-cell>
          <table:table-cell/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4M59S">
            <text:p>09:44:59 PM</text:p>
          </table:table-cell>
          <table:table-cell/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0S">
            <text:p>09:45:00 PM</text:p>
          </table:table-cell>
          <table:table-cell/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1S">
            <text:p>09:45:01 PM</text:p>
          </table:table-cell>
          <table:table-cell/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2S">
            <text:p>09:45:02 PM</text:p>
          </table:table-cell>
          <table:table-cell/>
          <table:table-cell office:value-type="float" office:value="343">
            <text:p>3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3S">
            <text:p>09:45:03 PM</text:p>
          </table:table-cell>
          <table:table-cell/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4S">
            <text:p>09:45:04 PM</text:p>
          </table:table-cell>
          <table:table-cell/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5S">
            <text:p>09:45:05 PM</text:p>
          </table:table-cell>
          <table:table-cell/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6S">
            <text:p>09:45:06 PM</text:p>
          </table:table-cell>
          <table:table-cell/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7S">
            <text:p>09:45:07 PM</text:p>
          </table:table-cell>
          <table:table-cell/>
          <table:table-cell office:value-type="float" office:value="348">
            <text:p>3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8S">
            <text:p>09:45:08 PM</text:p>
          </table:table-cell>
          <table:table-cell/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09S">
            <text:p>09:45:09 PM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24000">
            <text:p>24000</text:p>
          </table:table-cell>
          <table:table-cell office:value-type="time" office:time-value="PT21H45M10S">
            <text:p>09:45:10 PM</text:p>
          </table:table-cell>
          <table:table-cell/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>
            <draw:frame table:end-cell-address="Sheet1.O386" table:end-x="0.213in" table:end-y="0.1252in" draw:z-index="0" draw:style-name="gr1" svg:width="12.5256in" svg:height="5.6701in" svg:x="0in" svg:y="0.1228in">
              <draw:object draw:notify-on-update-of-ranges="Sheet1.A2:Sheet1.A353 Sheet1.B1:Sheet1.B1 Sheet1.B2:Sheet1.B353 Sheet1.C1:Sheet1.C1 Sheet1.C2:Sheet1.C353 Sheet1.D1:Sheet1.D1 Sheet1.D2:Sheet1.D3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 table:number-rows-repeated="3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>
            <draw:frame table:end-cell-address="Sheet1.O423" table:end-x="0.224in" table:end-y="0.0941in" draw:z-index="1" draw:style-name="gr1" svg:width="12.4854in" svg:height="6.3055in" svg:x="0.0512in" svg:y="0.1646in">
              <draw:object draw:notify-on-update-of-ranges="Sheet1.J2:Sheet1.J353 Sheet1.K1:Sheet1.K1 Sheet1.K2:Sheet1.K353 Sheet1.L1:Sheet1.L1 Sheet1.L2:Sheet1.L35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8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8T18:46:25</dc:date>
    <meta:generator>OpenOffice.org/3.2$Linux OpenOffice.org_project/320m19$Build-9505</meta:generator>
    <meta:editing-duration>PT00H14M43S</meta:editing-duration>
    <meta:editing-cycles>2</meta:editing-cycles>
    <meta:document-statistic meta:table-count="1" meta:cell-count="31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16cm" svg:height="14.403cm" xlink:href=".." chart:class="chart:line" chart:style-name="ch1">
        <chart:title svg:x="14.161cm" svg:y="0.289cm" chart:style-name="ch2">
          <text:p>Processo servidor</text:p>
        </chart:title>
        <chart:legend chart:legend-position="end" svg:x="29.392cm" svg:y="6.544cm" chart:style-name="ch3"/>
        <chart:plot-area chart:style-name="ch4" table:cell-range-address="Sheet1.A1:Sheet1.D353" chart:data-source-has-labels="both" svg:x="1.071cm" svg:y="1.08cm" svg:width="27.686cm" svg:height="12.66cm">
          <chart:axis chart:dimension="x" chart:name="primary-x" chart:style-name="ch5">
            <chart:title svg:x="14.684cm" svg:y="13.456cm" chart:style-name="ch6">
              <text:p>Tempo</text:p>
            </chart:title>
            <chart:categories table:cell-range-address="Sheet1.A2:Sheet1.A353"/>
          </chart:axis>
          <chart:axis chart:dimension="y" chart:name="primary-y" chart:style-name="ch5">
            <chart:title svg:x="0.637cm" svg:y="8.143cm" chart:style-name="ch7">
              <text:p>Consumo (%)</text:p>
            </chart:title>
            <chart:grid chart:style-name="ch8" chart:class="major"/>
          </chart:axis>
          <chart:series chart:style-name="ch9" chart:values-cell-range-address="Sheet1.B2:Sheet1.B353" chart:label-cell-address="Sheet1.B1:Sheet1.B1" chart:class="chart:line">
            <chart:data-point chart:repeated="352"/>
          </chart:series>
          <chart:series chart:style-name="ch10" chart:values-cell-range-address="Sheet1.C2:Sheet1.C353" chart:label-cell-address="Sheet1.C1:Sheet1.C1" chart:class="chart:line">
            <chart:data-point chart:repeated="352"/>
          </chart:series>
          <chart:series chart:style-name="ch11" chart:values-cell-range-address="Sheet1.D2:Sheet1.D353" chart:label-cell-address="Sheet1.D1:Sheet1.D1" chart:class="chart:line">
            <chart:data-point chart:repeated="3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Usuários</text:p>
              </table:table-cell>
              <table:table-cell office:value-type="string">
                <text:p text:id="Sheet1.C1:Sheet1.C1">Memória</text:p>
              </table:table-cell>
              <table:table-cell office:value-type="string">
                <text:p text:id="Sheet1.D1:Sheet1.D1">CPU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53">0</text:p>
              </table:table-cell>
              <table:table-cell office:value-type="float" office:value="0">
                <text:p text:id="Sheet1.B2:Sheet1.B353">0</text:p>
              </table:table-cell>
              <table:table-cell office:value-type="float" office:value="6.1">
                <text:p text:id="Sheet1.C2:Sheet1.C353">6.1</text:p>
              </table:table-cell>
              <table:table-cell office:value-type="float" office:value="9">
                <text:p text:id="Sheet1.D2:Sheet1.D353">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.2">
                <text:p>6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.2">
                <text:p>6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.2">
                <text:p>6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.2">
                <text:p>6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.3">
                <text:p>6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6.3">
                <text:p>6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.4">
                <text:p>6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.9">
                <text:p>4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5.4">
                <text:p>5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5.4">
                <text:p>5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5.4">
                <text:p>5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6.4">
                <text:p>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6.4">
                <text:p>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6.4">
                <text:p>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.4">
                <text:p>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9.1">
                <text:p>9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9.9">
                <text:p>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11.2">
                <text:p>1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11.3">
                <text:p>11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11.5">
                <text:p>1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11.6">
                <text:p>11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12.7">
                <text:p>12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13.8">
                <text:p>13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14.5">
                <text:p>14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14.5">
                <text:p>14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14.5">
                <text:p>14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15.4">
                <text:p>15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16.5">
                <text:p>16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">
                <text:p>39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">
                <text:p>36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">
                <text:p>35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">
                <text:p>32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">
                <text:p>31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">
                <text:p>30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">
                <text:p>29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">
                <text:p>28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">
                <text:p>26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17.6">
                <text:p>1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">
                <text:p>24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">
                <text:p>21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7.7">
                <text:p>17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14cm" svg:height="16.017cm" xlink:href=".." chart:class="chart:line" chart:style-name="ch1">
        <chart:title svg:x="13.833cm" svg:y="0.321cm" chart:style-name="ch2">
          <text:p>Troca de mensagens</text:p>
        </chart:title>
        <chart:legend chart:legend-position="end" svg:x="27.546cm" svg:y="7.539cm" chart:style-name="ch3"/>
        <chart:plot-area chart:style-name="ch4" table:cell-range-address="Sheet1.J1:Sheet1.L353" chart:data-source-has-labels="both" svg:x="1.067cm" svg:y="1.144cm" svg:width="25.846cm" svg:height="14.114cm">
          <chart:axis chart:dimension="x" chart:name="primary-x" chart:style-name="ch5">
            <chart:title svg:x="13.76cm" svg:y="15.006cm" chart:style-name="ch6">
              <text:p>Tempo</text:p>
            </chart:title>
            <chart:categories table:cell-range-address="Sheet1.J2:Sheet1.J353"/>
          </chart:axis>
          <chart:axis chart:dimension="y" chart:name="primary-y" chart:style-name="ch5">
            <chart:title svg:x="0.635cm" svg:y="8.683cm" chart:style-name="ch7">
              <text:p>Mensages</text:p>
            </chart:title>
            <chart:grid chart:style-name="ch8" chart:class="major"/>
          </chart:axis>
          <chart:series chart:style-name="ch9" chart:values-cell-range-address="Sheet1.K2:Sheet1.K353" chart:label-cell-address="Sheet1.K1:Sheet1.K1" chart:class="chart:line">
            <chart:data-point chart:repeated="352"/>
          </chart:series>
          <chart:series chart:style-name="ch10" chart:values-cell-range-address="Sheet1.L2:Sheet1.L353" chart:label-cell-address="Sheet1.L1:Sheet1.L1" chart:class="chart:line">
            <chart:data-point chart:repeated="3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1:Sheet1.K1">Usuários</text:p>
              </table:table-cell>
              <table:table-cell office:value-type="string">
                <text:p text:id="Sheet1.L1:Sheet1.L1">Mensages no intervalo</text:p>
              </table:table-cell>
            </table:table-row>
          </table:table-header-rows>
          <table:table-rows>
            <table:table-row>
              <table:table-cell office:value-type="string">
                <text:p text:id="Sheet1.J2:Sheet1.J353">0</text:p>
              </table:table-cell>
              <table:table-cell office:value-type="float" office:value="0">
                <text:p text:id="Sheet1.K2:Sheet1.K353">0</text:p>
              </table:table-cell>
              <table:table-cell office:value-type="float" office:value="0">
                <text:p text:id="Sheet1.L2:Sheet1.L3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">
                <text:p>3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">
                <text:p>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